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ef413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a65d"/>
    </style:style>
    <style:style style:name="P5" style:family="paragraph">
      <loext:graphic-properties draw:fill-color="#ef413d"/>
    </style:style>
    <style:style style:name="T1" style:family="text">
      <style:text-properties fo:color="#ce181e"/>
    </style:style>
    <style:style style:name="T2" style:family="text">
      <style:text-properties fo:color="#00a65d"/>
    </style:style>
    <style:style style:name="T3" style:family="text">
      <style:text-properties fo:color="#ef413d"/>
    </style:style>
    <style:style style:name="gr1" style:family="graphic">
      <style:graphic-properties draw:textarea-horizontal-align="justify" draw:textarea-vertical-align="middle" draw:auto-grow-height="false" fo:min-height="0.5772in" fo:min-width="0.5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f413d" draw:textarea-horizontal-align="justify" draw:textarea-vertical-align="middle" draw:auto-grow-height="false" fo:min-height="0.6008in" fo:min-width="0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start="Arrowheads_20_1" draw:fill="none" draw:fill-color="#ffffff" fo:min-height="0.8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2" draw:fill-color="#00a65d" draw:textarea-horizontal-align="justify" draw:textarea-vertical-align="middle" draw:auto-grow-height="false" fo:min-height="0.0374in" fo:min-width="1.3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2" draw:fill-color="#00a65d" draw:textarea-horizontal-align="justify" draw:textarea-vertical-align="middle" draw:auto-grow-height="false" fo:min-height="0.0283in" fo:min-width="3.7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Arrowheads_20_2" draw:fill-color="#00a65d" draw:textarea-horizontal-align="justify" draw:textarea-vertical-align="middle" draw:auto-grow-height="false" fo:min-height="0.0311in" fo:min-width="1.3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Arrowheads_20_2" draw:fill-color="#00a65d" draw:textarea-horizontal-align="justify" draw:textarea-vertical-align="middle" draw:auto-grow-height="false" fo:min-height="0.0236in" fo:min-width="1.3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Arrowheads_20_2" draw:fill-color="#ef413d" draw:textarea-horizontal-align="justify" draw:textarea-vertical-align="middle" draw:auto-grow-height="false" fo:min-height="0.0272in" fo:min-width="1.3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Arrowheads_20_2" draw:fill-color="#ef413d" draw:textarea-horizontal-align="justify" draw:textarea-vertical-align="middle" draw:auto-grow-height="false" fo:min-height="0.0189in" fo:min-width="3.5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marker-start="Arrowheads_20_2" draw:fill="none" draw:fill-color="#ffffff" fo:min-height="0.3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marker-start="Arrowheads_20_2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" draw:name="Shape1" draw:style-name="gr1" draw:text-style-name="P1" svg:width="0.815in" svg:height="0.815in" svg:x="2.7598in" svg:y="2.6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1" svg:width="0.815in" svg:height="0.815in" svg:x="2.6846in" svg:y="0.5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2" svg:width="0.848in" svg:height="0.848in" svg:x="1.089in" svg:y="2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" svg:width="0.815in" svg:height="0.815in" svg:x="4.7339in" svg:y="2.5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3" draw:style-name="gr3" draw:text-style-name="P1" svg:x1="2.798in" svg:y1="1.2862in" svg:x2="1.7437in" svg:y2="2.6744in"><text:p/></draw:line><draw:line text:anchor-type="paragraph" draw:z-index="9" draw:name="Shape4" draw:style-name="gr3" draw:text-style-name="P1" svg:x1="3.1118in" svg:y1="1.3984in" svg:x2="3.1591in" svg:y2="2.6295in"><text:p/></draw:line><draw:line text:anchor-type="paragraph" draw:z-index="5" draw:name="Shape5" draw:style-name="gr3" draw:text-style-name="P1" svg:x1="3.3854in" svg:y1="1.2654in" svg:x2="4.9016in" svg:y2="2.5673in"><text:p/></draw:line><draw:frame text:anchor-type="paragraph" draw:z-index="6" draw:name="Shape6" draw:style-name="gr4" draw:text-style-name="P3" svg:width="1.1622in" svg:height="0.7079in" svg:x="0.802in" svg:y="3.6047in"><draw:text-box><text:p>Node 12348</text:p><text:p>NodeJs</text:p><text:p><text:span text:style-name="T1">Traitor</text:span></text:p></draw:text-box></draw:frame><draw:frame text:anchor-type="paragraph" draw:z-index="7" draw:name="Shape6" draw:style-name="gr4" draw:text-style-name="P3" svg:width="1.1622in" svg:height="0.7079in" svg:x="2.911in" svg:y="3.5646in"><draw:text-box><text:p>Node 12347</text:p><text:p>Node Js</text:p><text:p><text:span text:style-name="T2">loyal</text:span></text:p></draw:text-box></draw:frame><draw:frame text:anchor-type="paragraph" draw:z-index="8" draw:name="Shape6" draw:style-name="gr4" draw:text-style-name="P3" svg:width="1.1622in" svg:height="0.7079in" svg:x="4.7008in" svg:y="3.5311in"><draw:text-box><text:p>Node 12346</text:p><text:p>Python</text:p><text:p><text:span text:style-name="T2">loyal</text:span></text:p></draw:text-box></draw:frame><draw:frame text:anchor-type="paragraph" draw:z-index="10" draw:name="Shape6" draw:style-name="gr4" draw:text-style-name="P3" svg:width="1.1622in" svg:height="0.7677in" svg:x="3.7126in" svg:y="0.5937in"><draw:text-box><text:p>GENERAL</text:p><text:p>Node 12345</text:p><text:p>Python</text:p><text:p><text:span text:style-name="T2">loyal</text:span></text:p></draw:text-box></draw:frame><draw:frame text:anchor-type="paragraph" draw:z-index="11" draw:name="Shape7" draw:style-name="gr5" draw:text-style-name="P3" svg:width="1.0551in" svg:height="0.835in" svg:x="0.802in" svg:y="4.5882in"><draw:text-box><text:p>Attack</text:p><text:p>Attack</text:p><text:p>Attack</text:p></draw:text-box></draw:frame><draw:frame text:anchor-type="paragraph" draw:z-index="12" draw:name="Shape7" draw:style-name="gr5" draw:text-style-name="P3" svg:width="1.0551in" svg:height="0.835in" svg:x="2.7917in" svg:y="4.6016in"><draw:text-box><text:p><text:span text:style-name="T3">Retreat</text:span></text:p><text:p>Attack</text:p><text:p>Attack </text:p></draw:text-box></draw:frame><draw:frame text:anchor-type="paragraph" draw:z-index="13" draw:name="Shape7" draw:style-name="gr6" draw:text-style-name="P3" svg:width="1.0551in" svg:height="0.835in" svg:x="4.7744in" svg:y="4.6161in"><draw:text-box><text:p><text:span text:style-name="T1">Retreat</text:span></text:p><text:p>Attack</text:p><text:p>Attack</text:p></draw:text-box></draw:frame><draw:custom-shape text:anchor-type="paragraph" draw:z-index="14" draw:name="Shape8" draw:style-name="gr7" draw:text-style-name="P4" svg:width="1.5425in" svg:height="0.074in" svg:x="3.2319in" svg:y="5.05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9" draw:style-name="gr8" draw:text-style-name="P4" svg:width="3.8921in" svg:height="0.1071in" svg:x="1.0957in" svg:y="5.1535in"><text:p/><draw:enhanced-geometry svg:viewBox="0 0 21600 21600" draw:text-areas="?f7 ?f0 21600 ?f2" draw:mirror-horizontal="false" draw:mirror-vertical="false" draw:type="left-arrow" draw:modifiers="2447.10080285459 7943.22580645161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10" draw:style-name="gr9" draw:text-style-name="P4" svg:width="1.5358in" svg:height="0.0606in" svg:x="1.2563in" svg:y="4.8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11" draw:style-name="gr10" draw:text-style-name="P4" svg:width="1.5559in" svg:height="0.0469in" svg:x="3.2189in" svg:y="4.85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12" draw:style-name="gr11" draw:text-style-name="P5" svg:width="1.5224in" svg:height="0.0539in" svg:x="1.2693in" svg:y="4.65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2" draw:style-name="gr12" draw:text-style-name="P5" svg:width="3.6516in" svg:height="0.0539in" svg:x="1.1827in" svg:y="4.5346in"><text:p/><draw:enhanced-geometry svg:viewBox="0 0 21600 21600" draw:text-areas="0 ?f0 ?f5 ?f2" draw:type="right-arrow" draw:modifiers="19223.7485448196 6923.07692307692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Shape13" draw:style-name="gr13" draw:text-style-name="P3" svg:width="0.7614in" svg:height="0.3539in" svg:x="0.8555in" svg:y="5.4571in"><draw:text-box><text:p>Attack</text:p></draw:text-box></draw:frame><draw:frame text:anchor-type="paragraph" draw:z-index="21" draw:name="Shape14" draw:style-name="gr14" draw:text-style-name="P3" svg:width="0.7079in" svg:height="0.2516in" svg:x="2.7917in" svg:y="5.4362in"><draw:text-box><text:p>Attack</text:p></draw:text-box></draw:frame><draw:frame text:anchor-type="paragraph" draw:z-index="22" draw:name="Shape14" draw:style-name="gr14" draw:text-style-name="P3" svg:width="0.7079in" svg:height="0.2516in" svg:x="4.7075in" svg:y="5.3965in"><draw:text-box><text:p>Attack</text:p></draw:text-box></draw:frame><draw:frame text:anchor-type="paragraph" draw:z-index="23" draw:name="Shape13" draw:style-name="gr13" draw:text-style-name="P3" svg:width="0.7614in" svg:height="0.3539in" svg:x="1.8429in" svg:y="1.7189in"><draw:text-box><text:p>Attack</text:p></draw:text-box></draw:frame><draw:frame text:anchor-type="paragraph" draw:z-index="24" draw:name="Shape13" draw:style-name="gr13" draw:text-style-name="P3" svg:width="0.7614in" svg:height="0.3539in" svg:x="2.711in" svg:y="1.7984in"><draw:text-box><text:p>Attack</text:p></draw:text-box></draw:frame><draw:frame text:anchor-type="paragraph" draw:z-index="25" draw:name="Shape13" draw:style-name="gr13" draw:text-style-name="P3" svg:width="0.7614in" svg:height="0.3539in" svg:x="3.8929in" svg:y="1.5583in"><draw:text-box><text:p>Attac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34:25.450679560</meta:creation-date>
    <dc:date>2018-11-20T09:23:45.808444782</dc:date>
    <meta:editing-duration>PT4M5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